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as-char" svg:y="-9.043cm" svg:width="10.583cm" svg:height="11.561cm" draw:z-index="0"><draw:object xlink:href="./Object 3" xlink:type="simple" xlink:show="embed" xlink:actuate="onLoad"/><draw:image xlink:href="./ObjectReplacements/Object 3" xlink:type="simple" xlink:show="embed" xlink:actuate="onLoad"/><svg:desc>diagram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0:35:53.682000000</meta:creation-date>
    <dc:date>2019-09-05T13:56:53.540000000</dc:date>
    <meta:editing-duration>PT11M53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83cm" svg:height="11.56cm" xlink:href="." xlink:type="simple" chart:class="chart:bar" chart:style-name="ch1">
        <chart:legend chart:legend-position="end" svg:x="8.373cm" svg:y="5.232cm" style:legend-expansion="high" chart:style-name="ch2"/>
        <chart:plot-area chart:style-name="ch3" chart:data-source-has-labels="both" svg:x="0.211cm" svg:y="0.231cm" svg:width="7.951cm" svg:height="11.098cm">
          <chartooo:coordinate-region svg:x="0.832cm" svg:y="0.231cm" svg:width="7.33cm" svg:height="6.96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anuary One - Two 2018.01.01.</text:p>
                <text:list>
                  <text:list-item>
                    <text:p>January</text:p>
                  </text:list-item>
                  <text:list-item>
                    <text:p>One - Two</text:p>
                  </text:list-item>
                  <text:list-item>
                    <text:p>2018.01.01.</text:p>
                  </text:list-item>
                </text:list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January One - Two 2018.01.02.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2018.01.02.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January Three - Four 2018.01.03.</text:p>
                <text:list>
                  <text:list-item>
                    <text:p/>
                  </text:list-item>
                  <text:list-item>
                    <text:p>Three - Four</text:p>
                  </text:list-item>
                  <text:list-item>
                    <text:p>2018.01.03.</text:p>
                  </text:list-item>
                </text:list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January Three - Four 2018.01.04.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2018.01.04.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